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Imax [A]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Umax [V]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125" calcext:value-type="float">
            <text:p>0,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 [W]</text:p>
          </table:table-cell>
          <table:table-cell table:formula="of:=[.F4]*[.$C$3]" office:value-type="float" office:value="0.5" calcext:value-type="float">
            <text:p>0,5</text:p>
          </table:table-cell>
          <table:table-cell table:formula="of:=[.G4]*[.$C$3]" office:value-type="float" office:value="5" calcext:value-type="float">
            <text:p>5</text:p>
          </table:table-cell>
          <table:table-cell table:formula="of:=[.H4]*[.$C$3]" office:value-type="float" office:value="6.25" calcext:value-type="float">
            <text:p>6,25</text:p>
          </table:table-cell>
          <table:table-cell table:formula="of:=[.I4]*[.$C$3]/2" office:value-type="float" office:value="3.125" calcext:value-type="float">
            <text:p>3,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 [Ohm]</text:p>
          </table:table-cell>
          <table:table-cell table:formula="of:=[.F4]/[.$C$3]" office:value-type="float" office:value="0.0002" calcext:value-type="float">
            <text:p>0,0002</text:p>
          </table:table-cell>
          <table:table-cell table:formula="of:=[.G4]/[.$C$3]" office:value-type="float" office:value="0.002" calcext:value-type="float">
            <text:p>0,002</text:p>
          </table:table-cell>
          <table:table-cell table:formula="of:=[.H4]/[.$C$3]" office:value-type="float" office:value="0.0025" calcext:value-type="float">
            <text:p>0,0025</text:p>
          </table:table-cell>
          <table:table-cell table:formula="of:=[.I4]/[.$C$3]" office:value-type="float" office:value="0.0025" calcext:value-type="float">
            <text:p>0,002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 [Ohm]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max [V]</text:p>
          </table:table-cell>
          <table:table-cell table:formula="of:=[.F10]*[.$C$3]" office:value-type="float" office:value="0.025" calcext:value-type="float">
            <text:p>0,025</text:p>
          </table:table-cell>
          <table:table-cell table:formula="of:=[.G10]*[.$C$3]" office:value-type="float" office:value="0.075" calcext:value-type="float">
            <text:p>0,075</text:p>
          </table:table-cell>
          <table:table-cell table:formula="of:=[.H10]*[.$C$3]" office:value-type="float" office:value="15" calcext:value-type="float">
            <text:p>15</text:p>
          </table:table-cell>
          <table:table-cell table:formula="of:=[.I10]*[.$C$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 [W]</text:p>
          </table:table-cell>
          <table:table-cell table:formula="of:=[.F11]*[.$C$3]" office:value-type="float" office:value="1.25" calcext:value-type="float">
            <text:p>1,25</text:p>
          </table:table-cell>
          <table:table-cell table:formula="of:=[.G11]*[.$C$3]" office:value-type="float" office:value="3.75" calcext:value-type="float">
            <text:p>3,75</text:p>
          </table:table-cell>
          <table:table-cell table:formula="of:=[.H11]*[.$C$3]" office:value-type="float" office:value="750" calcext:value-type="float">
            <text:p>750</text:p>
          </table:table-cell>
          <table:table-cell table:formula="of:=[.I11]*[.$C$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7">00/00/0000</text:date>, <text:time style:data-style-name="N2" text:time-value="15:16:58.990898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0:33:23.480620570</meta:creation-date>
    <dc:date>2020-12-07T15:31:28.313929873</dc:date>
    <meta:editing-duration>PT1H51M44S</meta:editing-duration>
    <meta:editing-cycles>2</meta:editing-cycles>
    <meta:generator>LibreOffice/5.1.6.2$Linux_X86_64 LibreOffice_project/10m0$Build-2</meta:generator>
    <meta:document-statistic meta:table-count="1" meta:cell-count="31" meta:object-count="0"/>
  </office:meta>
</office:document-meta>
</file>